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1.9437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s" table:style-name="ta1">
        <table:shapes>
          <draw:frame draw:z-index="0" draw:style-name="gr1" draw:text-style-name="P1" svg:width="6.2965in" svg:height="7.2469in" svg:x="5.4957in" svg:y="2.2799in">
            <draw:object draw:notify-on-update-of-ranges="predictions.A2:predictions.A29 predictions.A30:predictions.A1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13.3933in" svg:y="3.2524in">
            <draw:object draw:notify-on-update-of-ranges="predictions.A2:predictions.A1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0.000163255647586799" calcext:value-type="float">
            <text:p>0.000163255647586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17879193859955" calcext:value-type="float">
            <text:p>0.00017879193859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42863021161859" calcext:value-type="float">
            <text:p>0.000242863021161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34951238405573" calcext:value-type="float">
            <text:p>0.000234951238405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192093378887586" calcext:value-type="float">
            <text:p>0.000192093378887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00720812540443" calcext:value-type="float">
            <text:p>0.000200720812540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03218029188862" calcext:value-type="float">
            <text:p>0.000203218029188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27661697441723" calcext:value-type="float">
            <text:p>0.000227661697441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42450035143447" calcext:value-type="float">
            <text:p>0.000242450035143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49036701140293" calcext:value-type="float">
            <text:p>0.000249036701140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08237632008499" calcext:value-type="float">
            <text:p>0.000208237632008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172048566573892" calcext:value-type="float">
            <text:p>0.000172048566573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45498969407292" calcext:value-type="float">
            <text:p>0.000245498969407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11921351805462" calcext:value-type="float">
            <text:p>0.000211921351805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3957038102098" calcext:value-type="float">
            <text:p>0.00023957038102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4423270398752" calcext:value-type="float">
            <text:p>0.00024423270398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182099735053914" calcext:value-type="float">
            <text:p>0.000182099735053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183097133672791" calcext:value-type="float">
            <text:p>0.000183097133672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73786909135547" calcext:value-type="float">
            <text:p>0.000273786909135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345278627018874" calcext:value-type="float">
            <text:p>0.00034527862701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195594973815759" calcext:value-type="float">
            <text:p>0.000195594973815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2321906031757" calcext:value-type="float">
            <text:p>0.0002232190603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73827345279841" calcext:value-type="float">
            <text:p>0.000273827345279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22010639365428" calcext:value-type="float">
            <text:p>0.00022010639365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217574873813417" calcext:value-type="float">
            <text:p>0.000217574873813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285245298485782" calcext:value-type="float">
            <text:p>0.000285245298485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171239328835764" calcext:value-type="float">
            <text:p>0.000171239328835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228613787929832" calcext:value-type="float">
            <text:p>0.000228613787929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26268975807138" calcext:value-type="float">
            <text:p>0.00126268975807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871911330557642" calcext:value-type="float">
            <text:p>0.000871911330557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894320720678393" calcext:value-type="float">
            <text:p>0.000894320720678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652787796578327" calcext:value-type="float">
            <text:p>0.000652787796578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04653617716233" calcext:value-type="float">
            <text:p>0.00104653617716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685268033712153" calcext:value-type="float">
            <text:p>0.000685268033712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535672133564937" calcext:value-type="float">
            <text:p>0.0005356721335649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31414298887268" calcext:value-type="float">
            <text:p>0.00131414298887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55496941957742" calcext:value-type="float">
            <text:p>0.001554969419577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821698617662466" calcext:value-type="float">
            <text:p>0.000821698617662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742150882483003" calcext:value-type="float">
            <text:p>0.000742150882483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912892309030455" calcext:value-type="float">
            <text:p>0.000912892309030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20026015171586" calcext:value-type="float">
            <text:p>0.00120026015171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975365399864179" calcext:value-type="float">
            <text:p>0.000975365399864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657680855755817" calcext:value-type="float">
            <text:p>0.000657680855755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29782303270266" calcext:value-type="float">
            <text:p>0.00129782303270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933531114028227" calcext:value-type="float">
            <text:p>0.000933531114028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641153771834128" calcext:value-type="float">
            <text:p>0.000641153771834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883819943757388" calcext:value-type="float">
            <text:p>0.000883819943757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67885880082398" calcext:value-type="float">
            <text:p>0.00167885880082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33128446860946" calcext:value-type="float">
            <text:p>0.00133128446860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59021693169888" calcext:value-type="float">
            <text:p>0.00159021693169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56319789385824" calcext:value-type="float">
            <text:p>0.00156319789385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865948014113105" calcext:value-type="float">
            <text:p>0.000865948014113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27418594772665" calcext:value-type="float">
            <text:p>0.00127418594772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732940129702" calcext:value-type="float">
            <text:p>0.001732940129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05008286088696" calcext:value-type="float">
            <text:p>0.00105008286088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0497344991790231" calcext:value-type="float">
            <text:p>0.000497344991790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42482660438373" calcext:value-type="float">
            <text:p>0.00142482660438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48731688935841" calcext:value-type="float">
            <text:p>0.00148731688935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45340687422472" calcext:value-type="float">
            <text:p>0.00145340687422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48854720666604" calcext:value-type="float">
            <text:p>0.00148854720666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19316525528161" calcext:value-type="float">
            <text:p>0.00119316525528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19704849909436" calcext:value-type="float">
            <text:p>0.00119704849909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90880301005265" calcext:value-type="float">
            <text:p>0.00190880301005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21680679628764" calcext:value-type="float">
            <text:p>0.00121680679628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7</text:p>
          </table:table-cell>
        </table:table-row>
        <table:table-row table:style-name="ro1">
          <table:table-cell office:value-type="float" office:value="0.00126359280602265" calcext:value-type="float">
            <text:p>0.00126359280602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172920176321186" calcext:value-type="float">
            <text:p>0.000172920176321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938617240118651" calcext:value-type="float">
            <text:p>0.000938617240118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31402106489789" calcext:value-type="float">
            <text:p>0.00131402106489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45816680995549" calcext:value-type="float">
            <text:p>0.00145816680995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1567015394767" calcext:value-type="float">
            <text:p>0.0011567015394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64148054414636" calcext:value-type="float">
            <text:p>0.001641480544146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68044208060642" calcext:value-type="float">
            <text:p>0.00168044208060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5788455997305" calcext:value-type="float">
            <text:p>0.0015788455997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50312483276775" calcext:value-type="float">
            <text:p>0.00150312483276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71187600800227" calcext:value-type="float">
            <text:p>0.00171187600800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26730646942197" calcext:value-type="float">
            <text:p>0.00126730646942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859688869067199" calcext:value-type="float">
            <text:p>0.000859688869067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24076790723791" calcext:value-type="float">
            <text:p>0.00124076790723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7076605976363" calcext:value-type="float">
            <text:p>0.0017076605976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04124993255682" calcext:value-type="float">
            <text:p>0.001041249932556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786558625327401" calcext:value-type="float">
            <text:p>0.000786558625327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513079002770048" calcext:value-type="float">
            <text:p>0.000513079002770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475141319960417" calcext:value-type="float">
            <text:p>0.000475141319960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19825429598544" calcext:value-type="float">
            <text:p>0.00119825429598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36854471820869" calcext:value-type="float">
            <text:p>0.00136854471820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40631687045757" calcext:value-type="float">
            <text:p>0.00140631687045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86159003694295" calcext:value-type="float">
            <text:p>0.00186159003694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55674120952864" calcext:value-type="float">
            <text:p>0.00155674120952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47571930847668" calcext:value-type="float">
            <text:p>0.00147571930847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56161328737759" calcext:value-type="float">
            <text:p>0.001561613287377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00881171279945" calcext:value-type="float">
            <text:p>0.00100881171279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53547229289547" calcext:value-type="float">
            <text:p>0.00153547229289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05671923440632" calcext:value-type="float">
            <text:p>0.001056719234406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02386352377427" calcext:value-type="float">
            <text:p>0.00102386352377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42923133747836" calcext:value-type="float">
            <text:p>0.00142923133747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55210057353107" calcext:value-type="float">
            <text:p>0.00055210057353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29582414094038" calcext:value-type="float">
            <text:p>0.00129582414094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952292037441717" calcext:value-type="float">
            <text:p>0.0009522920374417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71097313213614" calcext:value-type="float">
            <text:p>0.00171097313213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600037050565777" calcext:value-type="float">
            <text:p>0.000600037050565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36962985374403" calcext:value-type="float">
            <text:p>0.00136962985374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15234051638491" calcext:value-type="float">
            <text:p>0.00115234051638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59472498530826" calcext:value-type="float">
            <text:p>0.00159472498530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49547814415971" calcext:value-type="float">
            <text:p>0.00149547814415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37431497197043" calcext:value-type="float">
            <text:p>0.00137431497197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41924367361997" calcext:value-type="float">
            <text:p>0.0014192436736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206171972255921" calcext:value-type="float">
            <text:p>0.00206171972255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306655343996244" calcext:value-type="float">
            <text:p>0.000306655343996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39400361514894" calcext:value-type="float">
            <text:p>0.00139400361514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06021046414638" calcext:value-type="float">
            <text:p>0.001060210464146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72909723099668" calcext:value-type="float">
            <text:p>0.00172909723099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67309876071148" calcext:value-type="float">
            <text:p>0.00167309876071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400483767749994" calcext:value-type="float">
            <text:p>0.000400483767749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767156286674836" calcext:value-type="float">
            <text:p>0.000767156286674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12111662744479" calcext:value-type="float">
            <text:p>0.00112111662744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157276361566003" calcext:value-type="float">
            <text:p>0.00157276361566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  <table:table-row table:style-name="ro1">
          <table:table-cell office:value-type="float" office:value="0.000233143568215512" calcext:value-type="float">
            <text:p>0.000233143568215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pet_cropped_50_4_0.0005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10_8</text:p>
          </table:table-cell>
        </table:table-row>
      </table:table>
      <table:named-expressions/>
      <table:database-ranges>
        <table:database-range table:name="__Anonymous_Sheet_DB__0" table:target-range-address="predictions.A1:predictions.E1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13:22:21.987721789</dc:date>
    <meta:editing-duration>PT54M1S</meta:editing-duration>
    <meta:editing-cycles>1</meta:editing-cycles>
    <meta:document-statistic meta:table-count="1" meta:cell-count="585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18.408cm" xlink:href=".." xlink:type="simple" chart:class="chart:bar" chart:style-name="ch1">
        <chart:legend chart:legend-position="end" svg:x="13.943cm" svg:y="8.656cm" style:legend-expansion="high" chart:style-name="ch2"/>
        <chart:plot-area chart:style-name="ch3" table:cell-range-address="predictions.A2:predictions.A118" chart:data-source-has-labels="row" svg:x="0.319cm" svg:y="0.368cm" svg:width="13.305cm" svg:height="17.672cm">
          <chart:coordinate-region svg:x="1.602cm" svg:y="0.567cm" svg:width="12.022cm" svg:height="17.2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edictions.A2:predictions.A29" loext:label-string="good" chart:class="chart:bar">
            <chart:data-point chart:repeated="28"/>
          </chart:series>
          <chart:series chart:style-name="ch8" chart:values-cell-range-address="predictions.A30:predictions.A118" loext:label-string="anomaly" chart:class="chart:bar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</text:p>
              </table:table-cell>
              <table:table-cell office:value-type="string">
                <text:p>anoma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63255647586799">
                <text:p>0.000163255647586799</text:p>
                <draw:g>
                  <svg:desc>predictions.A2:predictions.A29</svg:desc>
                </draw:g>
              </table:table-cell>
              <table:table-cell office:value-type="float" office:value="0.00126268975807138">
                <text:p>0.00126268975807138</text:p>
                <draw:g>
                  <svg:desc>predictions.A30:predictions.A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7879193859955">
                <text:p>0.00017879193859955</text:p>
              </table:table-cell>
              <table:table-cell office:value-type="float" office:value="0.000871911330557642">
                <text:p>0.00087191133055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2863021161859">
                <text:p>0.000242863021161859</text:p>
              </table:table-cell>
              <table:table-cell office:value-type="float" office:value="0.000894320720678393">
                <text:p>0.000894320720678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34951238405573">
                <text:p>0.000234951238405573</text:p>
              </table:table-cell>
              <table:table-cell office:value-type="float" office:value="0.000652787796578327">
                <text:p>0.000652787796578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92093378887586">
                <text:p>0.000192093378887586</text:p>
              </table:table-cell>
              <table:table-cell office:value-type="float" office:value="0.00104653617716233">
                <text:p>0.00104653617716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00720812540443">
                <text:p>0.000200720812540443</text:p>
              </table:table-cell>
              <table:table-cell office:value-type="float" office:value="0.000685268033712153">
                <text:p>0.000685268033712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3218029188862">
                <text:p>0.000203218029188862</text:p>
              </table:table-cell>
              <table:table-cell office:value-type="float" office:value="0.000535672133564937">
                <text:p>0.000535672133564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27661697441723">
                <text:p>0.000227661697441723</text:p>
              </table:table-cell>
              <table:table-cell office:value-type="float" office:value="0.00131414298887268">
                <text:p>0.00131414298887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42450035143447">
                <text:p>0.000242450035143447</text:p>
              </table:table-cell>
              <table:table-cell office:value-type="float" office:value="0.00155496941957742">
                <text:p>0.00155496941957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49036701140293">
                <text:p>0.000249036701140293</text:p>
              </table:table-cell>
              <table:table-cell office:value-type="float" office:value="0.000821698617662466">
                <text:p>0.000821698617662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08237632008499">
                <text:p>0.000208237632008499</text:p>
              </table:table-cell>
              <table:table-cell office:value-type="float" office:value="0.000742150882483003">
                <text:p>0.000742150882483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72048566573892">
                <text:p>0.000172048566573892</text:p>
              </table:table-cell>
              <table:table-cell office:value-type="float" office:value="0.000912892309030455">
                <text:p>0.000912892309030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45498969407292">
                <text:p>0.000245498969407292</text:p>
              </table:table-cell>
              <table:table-cell office:value-type="float" office:value="0.00120026015171586">
                <text:p>0.00120026015171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11921351805462">
                <text:p>0.000211921351805462</text:p>
              </table:table-cell>
              <table:table-cell office:value-type="float" office:value="0.000975365399864179">
                <text:p>0.000975365399864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3957038102098">
                <text:p>0.00023957038102098</text:p>
              </table:table-cell>
              <table:table-cell office:value-type="float" office:value="0.000657680855755817">
                <text:p>0.000657680855755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4423270398752">
                <text:p>0.00024423270398752</text:p>
              </table:table-cell>
              <table:table-cell office:value-type="float" office:value="0.00129782303270266">
                <text:p>0.00129782303270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82099735053914">
                <text:p>0.000182099735053914</text:p>
              </table:table-cell>
              <table:table-cell office:value-type="float" office:value="0.000933531114028227">
                <text:p>0.000933531114028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83097133672791">
                <text:p>0.000183097133672791</text:p>
              </table:table-cell>
              <table:table-cell office:value-type="float" office:value="0.000641153771834128">
                <text:p>0.000641153771834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73786909135547">
                <text:p>0.000273786909135547</text:p>
              </table:table-cell>
              <table:table-cell office:value-type="float" office:value="0.000883819943757388">
                <text:p>0.000883819943757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45278627018874">
                <text:p>0.000345278627018874</text:p>
              </table:table-cell>
              <table:table-cell office:value-type="float" office:value="0.00167885880082398">
                <text:p>0.00167885880082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95594973815759">
                <text:p>0.000195594973815759</text:p>
              </table:table-cell>
              <table:table-cell office:value-type="float" office:value="0.00133128446860946">
                <text:p>0.00133128446860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2321906031757">
                <text:p>0.00022321906031757</text:p>
              </table:table-cell>
              <table:table-cell office:value-type="float" office:value="0.00159021693169888">
                <text:p>0.00159021693169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73827345279841">
                <text:p>0.000273827345279841</text:p>
              </table:table-cell>
              <table:table-cell office:value-type="float" office:value="0.00156319789385824">
                <text:p>0.00156319789385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2010639365428">
                <text:p>0.00022010639365428</text:p>
              </table:table-cell>
              <table:table-cell office:value-type="float" office:value="0.000865948014113105">
                <text:p>0.000865948014113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17574873813417">
                <text:p>0.000217574873813417</text:p>
              </table:table-cell>
              <table:table-cell office:value-type="float" office:value="0.00127418594772665">
                <text:p>0.00127418594772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85245298485782">
                <text:p>0.000285245298485782</text:p>
              </table:table-cell>
              <table:table-cell office:value-type="float" office:value="0.001732940129702">
                <text:p>0.001732940129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71239328835764">
                <text:p>0.000171239328835764</text:p>
              </table:table-cell>
              <table:table-cell office:value-type="float" office:value="0.00105008286088696">
                <text:p>0.00105008286088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8613787929832">
                <text:p>0.000228613787929832</text:p>
              </table:table-cell>
              <table:table-cell office:value-type="float" office:value="0.000497344991790231">
                <text:p>0.000497344991790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2482660438373">
                <text:p>0.00142482660438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8731688935841">
                <text:p>0.00148731688935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5340687422472">
                <text:p>0.00145340687422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8854720666604">
                <text:p>0.00148854720666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9316525528161">
                <text:p>0.00119316525528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9704849909436">
                <text:p>0.00119704849909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90880301005265">
                <text:p>0.00190880301005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1680679628764">
                <text:p>0.00121680679628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6359280602265">
                <text:p>0.00126359280602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72920176321186">
                <text:p>0.000172920176321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938617240118651">
                <text:p>0.000938617240118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1402106489789">
                <text:p>0.00131402106489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5816680995549">
                <text:p>0.00145816680995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567015394767">
                <text:p>0.0011567015394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64148054414636">
                <text:p>0.00164148054414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68044208060642">
                <text:p>0.0016804420806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788455997305">
                <text:p>0.0015788455997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0312483276775">
                <text:p>0.00150312483276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1187600800227">
                <text:p>0.00171187600800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6730646942197">
                <text:p>0.00126730646942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59688869067199">
                <text:p>0.000859688869067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4076790723791">
                <text:p>0.00124076790723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076605976363">
                <text:p>0.0017076605976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04124993255682">
                <text:p>0.00104124993255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86558625327401">
                <text:p>0.000786558625327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13079002770048">
                <text:p>0.00051307900277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75141319960417">
                <text:p>0.000475141319960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9825429598544">
                <text:p>0.0011982542959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6854471820869">
                <text:p>0.00136854471820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0631687045757">
                <text:p>0.00140631687045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86159003694295">
                <text:p>0.00186159003694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5674120952864">
                <text:p>0.00155674120952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7571930847668">
                <text:p>0.00147571930847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6161328737759">
                <text:p>0.00156161328737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00881171279945">
                <text:p>0.00100881171279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3547229289547">
                <text:p>0.00153547229289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05671923440632">
                <text:p>0.00105671923440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02386352377427">
                <text:p>0.00102386352377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2923133747836">
                <text:p>0.00142923133747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5210057353107">
                <text:p>0.0005521005735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9582414094038">
                <text:p>0.00129582414094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952292037441717">
                <text:p>0.000952292037441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1097313213614">
                <text:p>0.00171097313213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00037050565777">
                <text:p>0.000600037050565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6962985374403">
                <text:p>0.00136962985374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5234051638491">
                <text:p>0.00115234051638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9472498530826">
                <text:p>0.00159472498530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9547814415971">
                <text:p>0.00149547814415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7431497197043">
                <text:p>0.00137431497197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1924367361997">
                <text:p>0.00141924367361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06171972255921">
                <text:p>0.00206171972255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06655343996244">
                <text:p>0.000306655343996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9400361514894">
                <text:p>0.00139400361514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06021046414638">
                <text:p>0.00106021046414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2909723099668">
                <text:p>0.00172909723099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67309876071148">
                <text:p>0.00167309876071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00483767749994">
                <text:p>0.000400483767749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67156286674836">
                <text:p>0.000767156286674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2111662744479">
                <text:p>0.00112111662744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7276361566003">
                <text:p>0.00157276361566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33143568215512">
                <text:p>0.000233143568215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legend chart:legend-position="end" svg:x="0cm" svg:y="0cm" style:legend-expansion="high" chart:style-name="ch2"/>
        <chart:plot-area chart:style-name="ch3" table:cell-range-address="predictions.A2:predictions.A118" chart:data-source-has-labels="column" svg:x="0.319cm" svg:y="0.18cm" svg:width="15.145cm" svg:height="8.645cm">
          <chart:coordinate-region svg:x="1.064cm" svg:y="0.379cm" svg:width="14.4cm" svg:height="5.352cm"/>
          <chart:axis chart:dimension="x" chart:name="primary-x" chart:style-name="ch4" chartooo:axis-type="auto">
            <chartooo:date-scale/>
            <chart:categories table:cell-range-address="predictions.A2:predictions.A118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